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svg:stroke-color="#ff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vertical-align="middle"/>
    </style:style>
    <style:style style:name="co1" style:family="table-column">
      <style:table-column-properties style:column-width="1.724cm" style:use-optimal-column-width="false"/>
    </style:style>
    <style:style style:name="co2" style:family="table-column">
      <style:table-column-properties style:column-width="1.726cm" style:use-optimal-column-width="false"/>
    </style:style>
    <style:style style:name="ro1" style:family="table-row">
      <style:table-row-properties style:row-height="0.876cm"/>
    </style:style>
    <style:style style:name="ro2" style:family="table-row">
      <style:table-row-properties style:row-height="0.888cm"/>
    </style:style>
    <style:style style:name="ro3" style:family="table-row">
      <style:table-row-properties style:row-height="0.88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cm" svg:height="12.4cm" svg:x="0.3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3cm" svg:height="0.7cm" svg:x="4.3cm" svg:y="1cm">
          <text:p text:style-name="P2">9000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3cm" svg:height="0.7cm" svg:x="1.4cm" svg:y="5cm">
          <text:p text:style-name="P2">9002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1.3cm" svg:height="0.7cm" svg:x="3.3cm" svg:y="5cm">
          <text:p text:style-name="P2">9003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3cm" svg:height="0.7cm" svg:x="2.769cm" svg:y="7.068cm">
          <text:p text:style-name="P2">9004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3cm" svg:height="0.7cm" svg:x="5.5cm" svg:y="5cm">
          <text:p text:style-name="P2">9013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3cm" svg:height="0.7cm" svg:x="5.969cm" svg:y="7.068cm">
          <text:p text:style-name="P2">9016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3cm" svg:height="0.7cm" svg:x="1.9cm" svg:y="3cm">
          <text:p text:style-name="P2">9001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3cm" svg:height="0.7cm" svg:x="4.4cm" svg:y="3cm">
          <text:p text:style-name="P2">9010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3cm" svg:height="0.7cm" svg:x="6.7cm" svg:y="3cm">
          <text:p text:style-name="P2">901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95cm" svg:y1="1.7cm" svg:x2="2.55cm" svg:y2="3cm" draw:start-shape="id1" draw:start-glue-point="2" draw:end-shape="id2" draw:end-glue-point="0" svg:d="m4950 1700v638h-2400v662" svg:viewBox="0 0 2401 1301">
          <text:p/>
        </draw:connector>
        <draw:connector draw:style-name="gr4" draw:text-style-name="P1" draw:layer="layout" svg:x1="4.95cm" svg:y1="1.7cm" svg:x2="5.05cm" svg:y2="3cm" draw:start-shape="id1" draw:start-glue-point="2" draw:end-shape="id3" draw:end-glue-point="0" svg:d="m4950 1700v650h100v650" svg:viewBox="0 0 101 1301">
          <text:p/>
        </draw:connector>
        <draw:connector draw:style-name="gr4" draw:text-style-name="P1" draw:layer="layout" svg:x1="4.95cm" svg:y1="1.7cm" svg:x2="7.35cm" svg:y2="3cm" draw:start-shape="id1" draw:start-glue-point="2" draw:end-shape="id4" draw:end-glue-point="0" svg:d="m4950 1700v650h2400v650" svg:viewBox="0 0 2401 1301">
          <text:p/>
        </draw:connector>
        <draw:connector draw:style-name="gr4" draw:text-style-name="P1" draw:layer="layout" svg:x1="5.05cm" svg:y1="3.7cm" svg:x2="6.15cm" svg:y2="5cm" draw:start-shape="id3" draw:start-glue-point="2" draw:end-shape="id5" draw:end-glue-point="0" svg:d="m5050 3700v650h1100v650" svg:viewBox="0 0 1101 1301">
          <text:p/>
        </draw:connector>
        <draw:connector draw:style-name="gr4" draw:text-style-name="P1" draw:layer="layout" svg:x1="6.15cm" svg:y1="5.7cm" svg:x2="6.619cm" svg:y2="7.068cm" draw:start-shape="id5" draw:start-glue-point="2" draw:end-shape="id6" draw:end-glue-point="0" svg:d="m6150 5700v684h469v684" svg:viewBox="0 0 470 1369">
          <text:p/>
        </draw:connector>
        <draw:connector draw:style-name="gr4" draw:text-style-name="P1" draw:layer="layout" svg:x1="2.55cm" svg:y1="3.7cm" svg:x2="3.95cm" svg:y2="5cm" draw:start-shape="id2" draw:start-glue-point="2" draw:end-shape="id7" draw:end-glue-point="0" svg:d="m2550 3700v650h1400v650" svg:viewBox="0 0 1401 1301">
          <text:p/>
        </draw:connector>
        <draw:connector draw:style-name="gr4" draw:text-style-name="P1" draw:layer="layout" svg:x1="2.05cm" svg:y1="5cm" svg:x2="2.55cm" svg:y2="3.7cm" draw:start-shape="id8" draw:start-glue-point="0" draw:end-shape="id2" draw:end-glue-point="2" svg:d="m2050 5000v-638h500v-662" svg:viewBox="0 0 501 1301">
          <text:p/>
        </draw:connector>
        <draw:connector draw:style-name="gr4" draw:text-style-name="P1" draw:layer="layout" svg:x1="3.419cm" svg:y1="7.068cm" svg:x2="3.95cm" svg:y2="5.7cm" draw:start-shape="id9" draw:start-glue-point="0" draw:end-shape="id7" draw:end-glue-point="2" svg:d="m3419 7068v-684h531v-684" svg:viewBox="0 0 532 1369">
          <text:p/>
        </draw:connector>
        <draw:frame draw:style-name="standard" draw:layer="layout" svg:width="8.621cm" svg:height="3.54cm" svg:x="10.167cm" svg:y="8.9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id</text:p>
              </table:table-cell>
              <table:table-cell>
                <text:p text:style-name="P3">pxrad</text:p>
              </table:table-cell>
              <table:table-cell>
                <text:p text:style-name="P3">attr0</text:p>
              </table:table-cell>
              <table:table-cell>
                <text:p text:style-name="P3">attr1</text:p>
              </table:table-cell>
              <table:table-cell>
                <text:p text:style-name="P3">...</text:p>
              </table:table-cell>
            </table:table-row>
            <table:table-row table:style-name="ro2" table:default-cell-style-name="ce1">
              <table:table-cell>
                <text:p text:style-name="P3">9001</text:p>
              </table:table-cell>
              <table:table-cell>
                <text:p text:style-name="P3">8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</table:table-row>
            <table:table-row table:style-name="ro2" table:default-cell-style-name="ce1">
              <table:table-cell>
                <text:p text:style-name="P3">9003</text:p>
              </table:table-cell>
              <table:table-cell>
                <text:p text:style-name="P3">12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</table:table-row>
            <table:table-row table:style-name="ro3" table:default-cell-style-name="ce1">
              <table:table-cell>
                <text:p text:style-name="P3">9004</text:p>
              </table:table-cell>
              <table:table-cell>
                <text:p text:style-name="P3">12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  <table:table-cell>
                <text:p text:style-name="P3">va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1" draw:layer="layout" svg:width="3cm" svg:height="3cm" svg:x="13.5cm" svg:y="4.4cm">
          <text:p text:style-name="P1">Img 900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2cm" svg:y="4.4cm">
          <text:p text:style-name="P1">Img 900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6.8cm" svg:y="4.4cm">
          <text:p text:style-name="P1">Img 900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cm" svg:height="13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4cm" svg:height="1.3cm" svg:x="10.2cm" svg:y="1cm">
          <text:p text:style-name="P1">some command butt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Microsoft YaHei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19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30T14:44:39.009000000</meta:creation-date>
    <dc:date>2013-09-30T15:21:08.258000000</dc:date>
    <dc:creator>Rafael Küng</dc:creator>
    <meta:editing-duration>PT6M5S</meta:editing-duration>
    <meta:editing-cycles>2</meta:editing-cycles>
    <meta:generator>LibreOffice/4.1.1.2$Windows_x86 LibreOffice_project/7e4286b58adc75a14f6d83f53a03b6c11fa2903</meta:generator>
    <meta:document-statistic meta:object-count="24"/>
  </office:meta>
</office:document-meta>
</file>